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bold" style:font-weight-asian="bold" style:font-weight-complex="bold"/>
    </style:style>
    <style:style style:name="P6" style:family="paragraph" style:parent-style-name="List_20_Paragraph" style:list-style-name="WWNum1">
      <style:text-properties fo:font-weight="bold" fo:background-color="transparent" style:font-weight-asian="bold" style:font-weight-complex="bold"/>
    </style:style>
    <style:style style:name="P7" style:family="paragraph" style:parent-style-name="List_20_Paragraph" style:list-style-name="L1">
      <style:text-properties fo:font-weight="normal" style:font-weight-asian="normal" style:font-weight-complex="normal"/>
    </style:style>
    <style:style style:name="P8" style:family="paragraph" style:parent-style-name="List_20_Paragraph" style:list-style-name="WWNum1">
      <style:text-properties fo:font-weight="normal" style:font-weight-asian="normal" style:font-weight-complex="normal"/>
    </style:style>
    <style:style style:name="P9" style:family="paragraph" style:parent-style-name="List_20_Paragraph" style:list-style-name="WWNum1">
      <style:text-properties fo:font-weight="normal" fo:background-color="transparent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00ff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NCTIONNALITES</text:span></text:p>
      <text:p text:style-name="Standard"/>
      <text:h text:style-name="Heading_20_1" text:outline-level="1"><text:span text:style-name="T2">PARTIE ETUDIANT</text:span></text:h>
      <text:p text:style-name="Standard"><text:span text:style-name="T2"/></text:p>
      <text:list xml:id="list3212760751" text:style-name="WWNum1">
        <text:list-item>
          <text:p text:style-name="P2">Enregistrer frais (date, objet…)<text:tab/><text:tab/>-&gt; ajout dans base de données</text:p>
        </text:list-item>
        <text:list-item>
          <text:p text:style-name="P2">Faire une demande d’acompte<text:tab/><text:tab/>-&gt; pré validation (condition 80%, &lt;3)</text:p>
          <text:p text:style-name="P2"/>
        </text:list-item>
      </text:list>
      <text:h text:style-name="Heading_20_2" text:outline-level="2">Fonctions systèmes étudiant</text:h>
      <text:list xml:id="list1721449629" text:style-name="L1">
        <text:list-item>
          <text:p text:style-name="P4">vérifier identité :<text:tab/></text:p>
          <text:list>
            <text:list-item>
              <text:p text:style-name="P3">gestion de session : <text:span text:style-name="T3">login</text:span> « etudiant » / <text:span text:style-name="T3">mot de passe</text:span> « id etudiant perso »</text:p>
            </text:list-item>
          </text:list>
        </text:list-item>
        <text:list-item>
          <text:p text:style-name="P4">afficher infos étudiants :</text:p>
          <text:list>
            <text:list-item>
              <text:p text:style-name="P3">n° / nom / adresse / n°SS / date naissance / </text:p>
            </text:list-item>
            <text:list-item>
              <text:p text:style-name="P3">études / rôle sur étude (participant / chef projet) / statut étude (en cours / terminé)</text:p>
            </text:list-item>
          </text:list>
        </text:list-item>
        <text:list-item>
          <text:p text:style-name="P4">afficher frais</text:p>
          <text:list>
            <text:list-item>
              <text:p text:style-name="P3">date / objet / nature (voyage, ptit matériel...) / montant HT / TVA / TTC / Etude concernée / Etat (réglé / validée / en cours)</text:p>
            </text:list-item>
          </text:list>
        </text:list-item>
        <text:list-item>
          <text:p text:style-name="P4">enregistrer frais</text:p>
          <text:list>
            <text:list-item>
              <text:p text:style-name="P7">tous les champs obligatoire</text:p>
            </text:list-item>
            <text:list-item>
              <text:p text:style-name="P7">avertissement validation dès que facture donne à l'admin</text:p>
            </text:list-item>
          </text:list>
        </text:list-item>
        <text:list-item>
          <text:p text:style-name="P4">afficher rémunération</text:p>
          <text:list>
            <text:list-item>
              <text:p text:style-name="P7">étude / rémun globale / acomptes déjà réglés (date - montant)</text:p>
            </text:list-item>
          </text:list>
        </text:list-item>
        <text:list-item>
          <text:p text:style-name="P4">demander un acompte</text:p>
          <text:list>
            <text:list-item>
              <text:p text:style-name="P7">préciser étude (parmi celles en cours) et montant demandé</text:p>
            </text:list-item>
            <text:list-item>
              <text:p text:style-name="P7">alerte si acompte impossible</text:p>
            </text:list-item>
            <text:list-item>
              <text:p text:style-name="P7">enregistrement BDD si ok</text:p>
            </text:list-item>
          </text:list>
        </text:list-item>
      </text:list>
      <text:p text:style-name="Standard"/>
      <text:p text:style-name="Standard"/>
      <text:p text:style-name="Standard"><text:bookmark text:name="_GoBack"/></text:p>
      <text:h text:style-name="Heading_20_1" text:outline-level="1"><text:span text:style-name="T2">PARTIE GESTIONNAIRE</text:span></text:h>
      <text:list xml:id="list1072145764" text:continue-list="list3212760751" text:style-name="WWNum1">
        <text:list-item>
          <text:p text:style-name="P2">Traiter remboursement frais : valider les frais + générer <text:span text:style-name="T2">RF</text:span></text:p>
        </text:list-item>
        <text:list-item>
          <text:p text:style-name="P2">Traiter demande acompte : valider + générer <text:span text:style-name="T2">bulletin versement indemnités</text:span></text:p>
        </text:list-item>
        <text:list-item>
          <text:p text:style-name="P2">Clore un projet : </text:p>
          <text:list>
            <text:list-item>
              <text:p text:style-name="P2">Verser solde rémunération (<text:span text:style-name="T2">bulletin versement indemnités</text:span>)</text:p>
            </text:list-item>
            <text:list-item>
              <text:p text:style-name="P2">Editer <text:span text:style-name="T2">facture</text:span></text:p>
            </text:list-item>
          </text:list>
        </text:list-item>
        <text:list-item>
          <text:p text:style-name="P2">Editer<text:span text:style-name="T2"> convention</text:span></text:p>
        </text:list-item>
        <text:list-item>
          <text:p text:style-name="P2"><text:span text:style-name="T2">Suivi travaux étudiants</text:span></text:p>
        </text:list-item>
      </text:list>
      <text:p text:style-name="Standard"/>
      <text:p text:style-name="Standard"/>
      <text:h text:style-name="Heading_20_2" text:outline-level="2">Fonctions systèmes gestionnaire</text:h>
      <text:list xml:id="list53690730" text:continue-numbering="true" text:style-name="WWNum1">
        <text:list-header>
          <text:p text:style-name="P2"/>
        </text:list-header>
        <text:list-item>
          <text:p text:style-name="P5">Gestion étude :</text:p>
          <text:list>
            <text:list-header>
              <text:p text:style-name="P2"><text:soft-page-break/></text:p>
            </text:list-header>
            <text:list-item>
              <text:p text:style-name="P2"><text:span text:style-name="T3">Entrée </text:span>: liste études / entreprise / date début / date fin / état</text:p>
              <text:list>
                <text:list-item>
                  <text:p text:style-name="P2"><text:span text:style-name="T4">→ rechercher une étude (n° / nom / état)</text:span></text:p>
                </text:list-item>
              </text:list>
            </text:list-item>
            <text:list-item>
              <text:p text:style-name="P5">Affichage d'une étude : <text:s/></text:p>
              <text:list>
                <text:list-item>
                  <text:p text:style-name="P2">entreprise / date début / date fin / état / </text:p>
                </text:list-item>
                <text:list-item>
                  <text:p text:style-name="P2">liste des étudiants / rôle <text:tab/>→ <text:span text:style-name="T4">afficher infos étudiants</text:span></text:p>
                </text:list-item>
                <text:list-item>
                  <text:p text:style-name="P2">→ <text:span text:style-name="T4">voir / éditer convention</text:span></text:p>
                </text:list-item>
                <text:list-item>
                  <text:p text:style-name="P2">→ <text:span text:style-name="T4">clôturer projet</text:span></text:p>
                </text:list-item>
                <text:list-item>
                  <text:p text:style-name="P2"><text:span text:style-name="T4">→ créer une étude</text:span></text:p>
                </text:list-item>
              </text:list>
            </text:list-item>
            <text:list-item>
              <text:p text:style-name="P6">Créer étude ? </text:p>
              <text:list>
                <text:list-item>
                  <text:p text:style-name="P9">Entrer infos</text:p>
                </text:list-item>
              </text:list>
            </text:list-item>
            <text:list-item>
              <text:p text:style-name="P6">Clôturer un projet</text:p>
            </text:list-item>
            <text:list-item>
              <text:p text:style-name="P6"/>
            </text:list-item>
          </text:list>
        </text:list-item>
      </text:list>
      <text:p text:style-name="List_20_Paragraph"><text:span text:style-name="T4"/></text:p>
      <text:p text:style-name="List_20_Paragraph"><text:span text:style-name="T4"/></text:p>
      <text:list xml:id="list903755775" text:continue-numbering="true" text:style-name="WWNum1">
        <text:list-item>
          <text:p text:style-name="P5">Gestion étudiants  :</text:p>
          <text:list>
            <text:list-item>
              <text:p text:style-name="P2"><text:span text:style-name="T3">Entrée </text:span>: liste étudiants / études en cours (oui / non)</text:p>
              <text:list>
                <text:list-item>
                  <text:p text:style-name="P2"><text:span text:style-name="T4">→ rechercher un étudiant (n° / nom / état)</text:span></text:p>
                </text:list-item>
                <text:list-item>
                  <text:p text:style-name="P2"><text:span text:style-name="T4">→ afficher étudiants avec statut « en cours »</text:span></text:p>
                </text:list-item>
              </text:list>
            </text:list-item>
            <text:list-item>
              <text:p text:style-name="P5">Affichage étudiant :</text:p>
              <text:list>
                <text:list-item>
                  <text:p text:style-name="P2">infos étudiants</text:p>
                </text:list-item>
                <text:list-item>
                  <text:p text:style-name="P2">liste des études → <text:span text:style-name="T4">affichage infos étude</text:span></text:p>
                </text:list-item>
                <text:list-item>
                  <text:p text:style-name="P2">liste des frais</text:p>
                </text:list-item>
                <text:list-item>
                  <text:p text:style-name="P2">liste des indemnités</text:p>
                </text:list-item>
              </text:list>
            </text:list-item>
            <text:list-item>
              <text:p text:style-name="P2">Traiter les frais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>Traiter les demandes d'acompte</text:p>
            </text:list-item>
          </text:list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656320591" text:continue-numbering="true" text:style-name="WWNum1">
        <text:list-item>
          <text:p text:style-name="P5">afficher frais</text:p>
          <text:list>
            <text:list-item>
              <text:p text:style-name="P2">date / objet / nature (voyage, ptit matériel...) / montant HT / TVA / TTC / Etude concernée / Etat (réglé / validée / en cours)</text:p>
            </text:list-item>
          </text:list>
        </text:list-item>
        <text:list-item>
          <text:p text:style-name="P5">enregistrer frais</text:p>
          <text:list>
            <text:list-item>
              <text:p text:style-name="P8">tous les champs obligatoire</text:p>
            </text:list-item>
            <text:list-item>
              <text:p text:style-name="P8">avertissement validation dès que facture donne à l'admin</text:p>
            </text:list-item>
          </text:list>
        </text:list-item>
        <text:list-item>
          <text:p text:style-name="P5">afficher rémunération</text:p>
          <text:list>
            <text:list-item>
              <text:p text:style-name="P8">étude / rémun globale / acomptes déjà réglés (date - montant)</text:p>
            </text:list-item>
          </text:list>
        </text:list-item>
        <text:list-item>
          <text:p text:style-name="P5">demander un acompte</text:p>
          <text:list>
            <text:list-item>
              <text:p text:style-name="P8">préciser étude (parmi celles en cours) et montant demandé</text:p>
            </text:list-item>
            <text:list-item>
              <text:p text:style-name="P8">alerte si acompte impossible</text:p>
            </text:list-item>
            <text:list-item>
              <text:p text:style-name="P8">enregistrement BDD si o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info</meta:initial-creator>
    <dc:creator>root </dc:creator>
    <meta:editing-cycles>3</meta:editing-cycles>
    <meta:creation-date>2013-04-12T12:26:00</meta:creation-date>
    <dc:date>2013-04-19T12:06:59</dc:date>
    <meta:editing-duration>PT3M3S</meta:editing-duration>
    <meta:generator>LibreOffice/3.5$Linux_x86 LibreOffice_project/350m1$Build-2</meta:generator>
    <meta:document-statistic meta:table-count="0" meta:image-count="0" meta:object-count="0" meta:page-count="2" meta:paragraph-count="64" meta:word-count="455" meta:character-count="2379" meta:non-whitespace-character-count="2037"/>
    <meta:user-defined meta:name="AppVersion">14.0000</meta:user-defined>
    <meta:user-defined meta:name="Company">IUT UNIV-LYON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